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0c0c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ster" table:style-name="ta1"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ous-zone</text:p>
          </table:table-cell>
          <table:table-cell table:style-name="ce1" office:value-type="string" calcext:value-type="string">
            <text:p>Position(s)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Lignes</text:p>
          </table:table-cell>
          <table:table-cell table:style-name="ce7" office:value-type="string" calcext:value-type="string">
            <text:p>Type</text:p>
          </table:table-cell>
          <table:table-cell office:value-type="string" calcext:value-type="string">
            <text:p>Norme</text:p>
          </table:table-cell>
          <table:table-cell office:value-type="string" calcext:value-type="string">
            <text:p>Valeurs loc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820" calcext:value-type="float">
            <text:p>1820</text:p>
          </table:table-cell>
          <table:table-cell table:style-name="ce3" office:value-type="string" calcext:value-type="string">
            <text:p>GenreMusical</text:p>
          </table:table-cell>
          <table:table-cell table:style-name="ce3" office:value-type="float" office:value="859" calcext:value-type="float">
            <text:p>859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920" calcext:value-type="float">
            <text:p>1920</text:p>
          </table:table-cell>
          <table:table-cell table:style-name="ce3" office:value-type="string" calcext:value-type="string">
            <text:p>ComposMusic</text:p>
          </table:table-cell>
          <table:table-cell table:style-name="ce3" office:value-type="float" office:value="135" calcext:value-type="float">
            <text:p>135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string" calcext:value-type="string">
            <text:p>TypesColle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llectivi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string" calcext:value-type="string">
            <text:p>DomAdm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t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v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$d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MinutesSecondes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$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Execu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$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Execu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adreGeoActuel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VMASubdivi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$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Regro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RegroupDewe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A650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string" calcext:value-type="string">
            <text:p>$a</text:p>
          </table:table-cell>
          <table:table-cell table:style-name="ce4"/>
          <table:table-cell table:style-name="ce4" office:value-type="string" calcext:value-type="string">
            <text:p>CodeProjet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eriodic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38" calcext:value-type="float">
            <text:p>3738</text:p>
          </table:table-cell>
          <table:table-cell office:value-type="string" calcext:value-type="string">
            <text:p>CentresISS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009c</text:p>
          </table:table-cell>
          <table:table-cell table:style-name="ce3"/>
          <table:table-cell table:style-name="ce3" office:value-type="float" office:value="1517" calcext:value-type="float">
            <text:p>1517</text:p>
          </table:table-cell>
          <table:table-cell table:style-name="ce3" office:value-type="string" calcext:value-type="string">
            <text:p>GenreMusical</text:p>
          </table:table-cell>
          <table:table-cell table:style-name="ce3" office:value-type="float" office:value="859" calcext:value-type="float">
            <text:p>859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009c</text:p>
          </table:table-cell>
          <table:table-cell table:style-name="ce3"/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ComposMusic</text:p>
          </table:table-cell>
          <table:table-cell table:style-name="ce3" office:value-type="float" office:value="135" calcext:value-type="float">
            <text:p>135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09h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FormatFi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010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h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i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u</text:p>
          </table:table-cell>
          <table:table-cell/>
          <table:table-cell office:value-type="string" calcext:value-type="string">
            <text:p>B042z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RepreReli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Projec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Meridi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TranscrNombr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$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ributionExecution</text:p>
          </table:table-cell>
          <table:table-cell table:style-name="ce4" office:value-type="float" office:value="109" calcext:value-type="float">
            <text:p>109</text:p>
          </table:table-cell>
          <table:table-cell table:style-name="ce10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$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ributionExecution</text:p>
          </table:table-cell>
          <table:table-cell table:style-name="ce4" office:value-type="float" office:value="109" calcext:value-type="float">
            <text:p>109</text:p>
          </table:table-cell>
          <table:table-cell table:style-name="ce10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050sz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050sz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adreGeoActuel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adreGeoModern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" calcext:value-type="float">
            <text:p>11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$u</text:p>
          </table:table-cell>
          <table:table-cell/>
          <table:table-cell office:value-type="string" calcext:value-type="string">
            <text:p>Nombre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B285z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B285z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j</text:p>
          </table:table-cell>
          <table:table-cell/>
          <table:table-cell office:value-type="string" calcext:value-type="string">
            <text:p>B285zj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k</text:p>
          </table:table-cell>
          <table:table-cell/>
          <table:table-cell office:value-type="string" calcext:value-type="string">
            <text:p>B285z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TonaliteMo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$m</text:p>
          </table:table-cell>
          <table:table-cell/>
          <table:table-cell office:value-type="string" calcext:value-type="string">
            <text:p>Cle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20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26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30z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0z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B640z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640z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B640z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1z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$z</text:p>
          </table:table-cell>
          <table:table-cell/>
          <table:table-cell office:value-type="string" calcext:value-type="string">
            <text:p>B641z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5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B645z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645z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B645z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B645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B645z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B645z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h</text:p>
          </table:table-cell>
          <table:table-cell/>
          <table:table-cell office:value-type="string" calcext:value-type="string">
            <text:p>B645z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i</text:p>
          </table:table-cell>
          <table:table-cell/>
          <table:table-cell office:value-type="string" calcext:value-type="string">
            <text:p>B645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6z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7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adreClassLivr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CadreClassPub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CadreClassN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CadreClassM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CadreClassCartograph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adreClassA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roje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TypoQuebe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adreClassQuebec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z</text:p>
          </table:table-cell>
          <table:table-cell/>
          <table:table-cell office:value-type="string" calcext:value-type="string">
            <text:p>DepServBn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0" calcext:value-type="float">
            <text:p>70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1" calcext:value-type="float">
            <text:p>70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2" calcext:value-type="float">
            <text:p>70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Co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0" calcext:value-type="float">
            <text:p>71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1" calcext:value-type="float">
            <text:p>71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2" calcext:value-type="float">
            <text:p>71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Co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0" calcext:value-type="float">
            <text:p>72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1" calcext:value-type="float">
            <text:p>72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2" calcext:value-type="float">
            <text:p>72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5" calcext:value-type="float">
            <text:p>725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6" calcext:value-type="float">
            <text:p>726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7" calcext:value-type="float">
            <text:p>727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0" calcext:value-type="float">
            <text:p>73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1" calcext:value-type="float">
            <text:p>73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2" calcext:value-type="float">
            <text:p>73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5" calcext:value-type="float">
            <text:p>735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6" calcext:value-type="float">
            <text:p>736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7" calcext:value-type="float">
            <text:p>737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2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$c</text:p>
          </table:table-cell>
          <table:table-cell/>
          <table:table-cell table:style-name="ce6" office:value-type="string" calcext:value-type="string">
            <text:p>BibExterieure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Ecri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ménie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atin étendu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rilliqu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éorgie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thiop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ébre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haï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amou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urmukhi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ujerat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lougo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bétai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inghalai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irma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hm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otie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riaq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ois - hanzi, coréen - hanja, japonais - kan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éen - hango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ponais - hirag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ponais - katak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g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éroglyphes</text:p>
          </table:table-cell>
        </table:table-row>
      </table:table>
      <table:table table:name="CodeLangu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dePays" table:style-name="ta1">
        <table:table-column table:style-name="co1" table:default-cell-style-name="Default"/>
        <table:table-row table:style-name="ro1">
          <table:table-cell/>
        </table:table-row>
      </table:table>
      <table:table table:name="GenreMusi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ménie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atin étendu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rilliqu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éorgie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thiop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ébre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haï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amou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urmukhi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ujerat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lougo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bétai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inghalai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irma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hm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otie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riaq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ois - hanzi, coréen - hanja, japonais - kan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éen - hango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ponais - hirag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ponais - katak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g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éroglyp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0:39:11.372516235</meta:creation-date>
    <dc:date>2017-03-20T17:55:51.834441759</dc:date>
    <meta:editing-duration>PT2H23M41S</meta:editing-duration>
    <meta:editing-cycles>3</meta:editing-cycles>
    <meta:generator>LibreOffice/4.3.7.2$Linux_X86_64 LibreOffice_project/430$Build-2</meta:generator>
    <meta:document-statistic meta:table-count="14" meta:cell-count="1048" meta:object-count="0"/>
  </office:meta>
</office:document-meta>
</file>